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4pt" officeooo:rsid="0011b9fb" officeooo:paragraph-rsid="0011b9fb" style:font-size-asian="38.5pt" style:font-size-complex="44pt"/>
    </style:style>
    <style:style style:name="P2" style:family="paragraph" style:parent-style-name="Standard">
      <style:text-properties fo:font-size="44pt" officeooo:rsid="00128f55" officeooo:paragraph-rsid="00128f55" style:font-size-asian="38.5pt" style:font-size-complex="4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ALIAÇÃO DE LÍNGUA PORTUGUESA</text:p>
      <text:p text:style-name="P1"/>
      <text:p text:style-name="P1">DIA 19/10/2022</text:p>
      <text:p text:style-name="P1"/>
      <text:p text:style-name="P1">CONTEÚDO:</text:p>
      <text:p text:style-name="P1"/>
      <text:p text:style-name="P1">- INTERPRETAÇÃO DE TEXTO</text:p>
      <text:p text:style-name="P1"/>
      <text:p text:style-name="P1">- REGÊNCIA VERBAL</text:p>
      <text:p text:style-name="P1"/>
      <text:p text:style-name="P1">- ESTUDO DA CRASE</text:p>
      <text:p text:style-name="P1"/>
      <text:p text:style-name="P2"><text:soft-page-break/>VALOR: 3,0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1:12:51.639874369</meta:creation-date>
    <dc:date>2022-10-10T11:33:43.873859932</dc:date>
    <meta:editing-duration>PT30S</meta:editing-duration>
    <meta:editing-cycles>1</meta:editing-cycles>
    <meta:document-statistic meta:table-count="0" meta:image-count="0" meta:object-count="0" meta:page-count="2" meta:paragraph-count="7" meta:word-count="20" meta:character-count="122" meta:non-whitespace-character-count="109"/>
    <meta:generator>LibreOffice/7.0.6.2$Linux_X86_64 LibreOffice_project/144abb84a525d8e30c9dbbefa69cbbf2d8d4ae3b</meta:generator>
  </office:meta>
</office:document-meta>
</file>